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ad29" officeooo:paragraph-rsid="0008ad29"/>
    </style:style>
    <style:style style:name="P2" style:family="paragraph" style:parent-style-name="Standard">
      <style:text-properties officeooo:paragraph-rsid="0008ad29"/>
    </style:style>
    <style:style style:name="P3" style:family="paragraph" style:parent-style-name="Standard">
      <style:text-properties style:font-name="Times New Roman" fo:font-size="16pt" style:font-size-asian="16pt" style:font-size-complex="16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6pt" fo:letter-spacing="normal" fo:font-style="normal" fo:font-weight="normal" style:font-size-asian="16pt" style:font-size-complex="16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5pt" fo:letter-spacing="normal" fo:font-style="normal" fo:font-weight="normal" style:font-size-asian="15pt" style:font-size-complex="15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6pt" fo:letter-spacing="normal" fo:font-style="normal" fo:font-weight="normal" style:font-size-asian="16pt" style:font-size-complex="16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ad29"/>
    </style:style>
    <style:style style:name="P9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style:font-size-asian="10pt" style:font-style-asian="normal" style:font-weight-asian="normal"/>
    </style:style>
    <style:style style:name="T5" style:family="text">
      <style:text-properties fo:color="#a9b7c6" loext:opacity="100%" style:font-name="0" fo:font-size="10pt" style:font-size-asian="10pt"/>
    </style:style>
    <style:style style:name="T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loext:opacity="100%" style:font-name="JetBrains Mono" fo:font-size="10pt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loext:opacity="100%" style:font-name="JetBrains Mono" fo:font-size="10pt" style:font-size-asian="10pt" style:font-style-asian="normal" style:font-weight-asian="normal"/>
    </style:style>
    <style:style style:name="T10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9876aa" loext:opacity="100%" style:font-name="JetBrains Mono" fo:font-size="10pt" fo:font-style="italic" style:font-size-asian="10pt" style:font-style-asian="italic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style:font-size-asian="10pt" style:font-style-asian="normal" style:font-weight-asian="normal"/>
    </style:style>
    <style:style style:name="T14" style:family="text">
      <style:text-properties officeooo:rsid="00059e0b"/>
    </style:style>
    <style:style style:name="T15" style:family="text">
      <style:text-properties fo:font-variant="normal" fo:text-transform="none" style:font-name="Times New Roman" fo:font-size="15pt" fo:letter-spacing="normal" fo:font-style="normal" fo:font-weight="normal" style:font-size-asian="15pt" style:font-size-complex="15pt"/>
    </style:style>
    <style:style style:name="T16" style:family="text">
      <style:text-properties fo:font-variant="normal" fo:text-transform="none" fo:color="#cc7832" loext:opacity="100%" style:font-name="JetBrains Mono" fo:font-size="10pt" fo:letter-spacing="normal" fo:font-style="normal" fo:font-weight="normal" style:font-size-asian="10pt" style:font-style-asian="normal" style:font-weight-asian="normal" style:font-size-complex="16pt"/>
    </style:style>
    <style:style style:name="T17" style:family="text">
      <style:text-properties fo:font-variant="normal" fo:text-transform="none" fo:color="#a9b7c6" loext:opacity="100%" style:font-name="JetBrains Mono" fo:font-size="10pt" fo:letter-spacing="normal" fo:font-style="normal" fo:font-weight="normal" style:font-size-asian="10pt" style:font-style-asian="normal" style:font-weight-asian="normal" style:font-size-complex="16pt"/>
    </style:style>
    <style:style style:name="T18" style:family="text">
      <style:text-properties fo:font-variant="normal" fo:text-transform="none" style:font-name="Segoe UI" fo:font-size="16pt" fo:letter-spacing="normal" fo:font-style="normal" fo:font-weight="normal" style:font-size-asian="16pt" style:font-size-complex="16pt"/>
    </style:style>
    <style:style style:name="T19" style:family="text">
      <style:text-properties fo:font-variant="normal" fo:text-transform="none" fo:color="#ffc66d" loext:opacity="100%" style:font-name="JetBrains Mono" fo:font-size="10pt" fo:letter-spacing="normal" fo:font-style="normal" fo:font-weight="normal" style:font-size-asian="10pt" style:font-style-asian="normal" style:font-weight-asian="normal" style:font-size-complex="16pt"/>
    </style:style>
    <style:style style:name="T20" style:family="text">
      <style:text-properties fo:font-variant="normal" fo:text-transform="none" fo:color="#6897bb" loext:opacity="100%" style:font-name="JetBrains Mono" fo:font-size="10pt" fo:letter-spacing="normal" fo:font-style="normal" fo:font-weight="normal" style:font-size-asian="10pt" style:font-style-asian="normal" style:font-weight-asian="normal" style:font-size-complex="16pt"/>
    </style:style>
    <style:style style:name="T21" style:family="text">
      <style:text-properties fo:font-variant="normal" fo:text-transform="none" fo:color="#9876aa" loext:opacity="100%" style:font-name="JetBrains Mono" fo:font-size="10pt" fo:letter-spacing="normal" fo:font-style="italic" fo:font-weight="normal" style:font-size-asian="10pt" style:font-style-asian="italic" style:font-weight-asian="normal" style:font-size-complex="16pt"/>
    </style:style>
    <style:style style:name="T22" style:family="text">
      <style:text-properties fo:font-variant="normal" fo:text-transform="none" fo:color="#6a8759" loext:opacity="100%" style:font-name="JetBrains Mono" fo:font-size="10pt" fo:letter-spacing="normal" fo:font-style="normal" fo:font-weight="normal" style:font-size-asian="10pt" style:font-style-asian="normal" style:font-weight-asian="normal" style:font-size-complex="16pt"/>
    </style:style>
    <style:style style:name="T23" style:family="text">
      <style:text-properties officeooo:rsid="00078d0c"/>
    </style:style>
    <style:style style:name="T24" style:family="text">
      <style:text-properties officeooo:rsid="0008ad29"/>
    </style:style>
    <style:style style:name="T25" style:family="text">
      <style:text-properties officeooo:rsid="00091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1. to find whether a given year is leap year not?</text:p>
      <text:p text:style-name="P5"/>
      <text:p text:style-name="P7"><text:span text:style-name="T15"><text:s text:c="6"/></text:span><text:span text:style-name="T1">package </text:span><text:span text:style-name="T3">com.thbs</text:span><text:span text:style-name="T1">;</text:span><text:line-break/><text:line-break/><text:span text:style-name="T1">import </text:span><text:span text:style-name="T3">java.util.Scanner</text:span><text:span text:style-name="T1">;</text:span><text:line-break/><text:line-break/><text:span text:style-name="T1">public class </text:span><text:span text:style-name="T3">Main {</text:span><text:line-break/><text:line-break/><text:span text:style-name="T3"> <text:s text:c="3"/></text:span><text:span text:style-name="T1">public static void </text:span><text:span text:style-name="T6">main</text:span><text:span text:style-name="T3">(String[] args) {</text:span><text:line-break/><text:span text:style-name="T3"> <text:s text:c="7"/></text:span><text:span text:style-name="T1">int </text:span><text:span text:style-name="T3">year</text:span><text:span text:style-name="T1">;</text:span><text:line-break/><text:span text:style-name="T1"> <text:s text:c="7"/></text:span><text:span text:style-name="T3">Scanner scanner = </text:span><text:span text:style-name="T1">new </text:span><text:span text:style-name="T3">Scanner(System.</text:span><text:span text:style-name="T10">in</text:span><text:span text:style-name="T3">)</text:span><text:span text:style-name="T1">;</text:span><text:line-break/><text:span text:style-name="T1"> <text:s text:c="7"/></text:span><text:span text:style-name="T3">System.</text:span><text:span text:style-name="T10">out</text:span><text:span text:style-name="T3">.println(</text:span><text:span text:style-name="T12">"enter year"</text:span><text:span text:style-name="T3">)</text:span><text:span text:style-name="T1">;</text:span><text:line-break/><text:span text:style-name="T1"> <text:s text:c="7"/></text:span><text:span text:style-name="T3">year = scanner.nextInt()</text:span><text:span text:style-name="T1">;</text:span><text:line-break/><text:line-break/><text:span text:style-name="T1"> <text:s text:c="7"/>boolean </text:span><text:span text:style-name="T3">isLeap = </text:span><text:span text:style-name="T1">false;</text:span><text:line-break/><text:line-break/><text:span text:style-name="T1"> <text:s text:c="7"/>if </text:span><text:span text:style-name="T3">(year % </text:span><text:span text:style-name="T8">4 </text:span><text:span text:style-name="T3">== </text:span><text:span text:style-name="T8">0</text:span><text:span text:style-name="T3">) {</text:span><text:line-break/><text:span text:style-name="T3"> <text:s text:c="11"/></text:span><text:span text:style-name="T1">if </text:span><text:span text:style-name="T3">(year % </text:span><text:span text:style-name="T8">100 </text:span><text:span text:style-name="T3">== </text:span><text:span text:style-name="T8">0</text:span><text:span text:style-name="T3">) {</text:span><text:line-break/><text:span text:style-name="T3"> <text:s text:c="15"/></text:span><text:span text:style-name="T1">if </text:span><text:span text:style-name="T3">(year % </text:span><text:span text:style-name="T8">400 </text:span><text:span text:style-name="T3">== </text:span><text:span text:style-name="T8">0</text:span><text:span text:style-name="T3">)</text:span><text:line-break/><text:span text:style-name="T3"> <text:s text:c="19"/>isLeap = </text:span><text:span text:style-name="T1">true;</text:span><text:line-break/><text:span text:style-name="T1"> <text:s text:c="15"/>else</text:span><text:line-break/><text:span text:style-name="T1"> <text:s text:c="19"/></text:span><text:span text:style-name="T3">isLeap = </text:span><text:span text:style-name="T1">false;</text:span><text:line-break/><text:span text:style-name="T1"> <text:s text:c="11"/></text:span><text:span text:style-name="T3">} </text:span><text:span text:style-name="T1">else</text:span><text:line-break/><text:span text:style-name="T1"> <text:s text:c="15"/></text:span><text:span text:style-name="T3">isLeap = </text:span><text:span text:style-name="T1">true;</text:span><text:line-break/><text:span text:style-name="T1"> <text:s text:c="7"/></text:span><text:span text:style-name="T3">} </text:span><text:span text:style-name="T1">else </text:span><text:span text:style-name="T3">{</text:span><text:line-break/><text:span text:style-name="T3"> <text:s text:c="11"/>isLeap = </text:span><text:span text:style-name="T1">false;</text:span><text:line-break/><text:line-break/><text:span text:style-name="T1"> <text:s text:c="7"/></text:span><text:span text:style-name="T3">}</text:span><text:line-break/><text:span text:style-name="T3"> <text:s text:c="7"/></text:span><text:span text:style-name="T1">if </text:span><text:span text:style-name="T3">(isLeap == </text:span><text:span text:style-name="T1">true</text:span><text:span text:style-name="T3">)</text:span><text:line-break/><text:span text:style-name="T3"> <text:s text:c="11"/>System.</text:span><text:span text:style-name="T10">out</text:span><text:span text:style-name="T3">.println(year + </text:span><text:span text:style-name="T12">"is a leap year"</text:span><text:span text:style-name="T3">)</text:span><text:span text:style-name="T1">;</text:span><text:line-break/><text:span text:style-name="T1"> <text:s text:c="7"/>else</text:span><text:line-break/><text:span text:style-name="T1"> <text:s text:c="11"/></text:span><text:span text:style-name="T3">System.</text:span><text:span text:style-name="T10">out</text:span><text:span text:style-name="T3">.println(year + </text:span><text:span text:style-name="T12">"is not a leap year"</text:span><text:span text:style-name="T3">)</text:span><text:span text:style-name="T1">;</text:span><text:line-break/><text:line-break/><text:span text:style-name="T1"> <text:s text:c="3"/></text:span><text:span text:style-name="T3">}</text:span><text:line-break/><text:span text:style-name="T3">}</text:span><text:line-break/><text:line-break/><text:line-break/></text:p>
      <text:p text:style-name="P5"><text:s/><text:span text:style-name="T23">output</text:span></text:p>
      <text:p text:style-name="P5">enter year</text:p>
      <text:p text:style-name="P5">2000</text:p>
      <text:p text:style-name="P5">2000is a leap year</text:p>
      <text:p text:style-name="P5"/>
      <text:p text:style-name="P5">Process finished with exit code 0</text:p>
      <text:p text:style-name="P5"/>
      <text:p text:style-name="P5">enter year</text:p>
      <text:p text:style-name="P5">2021</text:p>
      <text:p text:style-name="P5">2021is not a leap year</text:p>
      <text:p text:style-name="P5"/>
      <text:p text:style-name="P5">Process finished with exit code 0</text:p>
      <text:p text:style-name="P5"/>
      <text:p text:style-name="P6"><text:soft-page-break/>2. to find the amstrong number :<text:line-break/>12 ----&gt; 1^2+2^2 = 12 -----&gt; not amstrong number<text:line-break/>153 ---- 1^3+5^3+3^3 = 153 then 153 is amstsrong number<text:line-break/>4 digts number we should take to power of 4</text:p>
      <text:p text:style-name="P4"/>
      <text:p text:style-name="P8"><text:span text:style-name="T16">package </text:span><text:span text:style-name="T17">com.thbs</text:span><text:span text:style-name="T16">;</text:span><text:span text:style-name="T18"><text:line-break/><text:line-break/></text:span><text:span text:style-name="T16">public class </text:span><text:span text:style-name="T17">Main {</text:span><text:span text:style-name="T18"><text:line-break/><text:line-break/></text:span><text:span text:style-name="T17"> <text:s text:c="3"/></text:span><text:span text:style-name="T16">public static void </text:span><text:span text:style-name="T19">main</text:span><text:span text:style-name="T17">(String[] args) {</text:span><text:span text:style-name="T18"><text:line-break/><text:line-break/></text:span><text:span text:style-name="T17"> <text:s text:c="15"/>//</text:span><text:span text:style-name="T16">int </text:span><text:span text:style-name="T17">number = </text:span><text:span text:style-name="T20">153</text:span><text:span text:style-name="T16">;</text:span><text:span text:style-name="T18"><text:line-break/> <text:s text:c="8"/></text:span><text:span text:style-name="T1">int </text:span><text:span text:style-name="T3">number = </text:span><text:span text:style-name="T8">12</text:span><text:span text:style-name="T1">;</text:span></text:p>
      <text:p text:style-name="P8"><text:span text:style-name="T18"><text:line-break/></text:span><text:span text:style-name="T16"> <text:s text:c="15"/>int </text:span><text:span text:style-name="T17">sum = </text:span><text:span text:style-name="T20">0</text:span><text:span text:style-name="T16">, </text:span><text:span text:style-name="T17">temp = number</text:span><text:span text:style-name="T16">;</text:span><text:span text:style-name="T18"><text:line-break/></text:span><text:span text:style-name="T16"> <text:s text:c="15"/>while</text:span><text:span text:style-name="T17">(temp != </text:span><text:span text:style-name="T20">0</text:span><text:span text:style-name="T17">) {</text:span><text:span text:style-name="T18"><text:line-break/></text:span><text:span text:style-name="T17"> <text:s text:c="19"/></text:span><text:span text:style-name="T16">int </text:span><text:span text:style-name="T17">digit = temp % </text:span><text:span text:style-name="T20">10</text:span><text:span text:style-name="T16">;</text:span><text:span text:style-name="T18"><text:line-break/></text:span><text:span text:style-name="T16"> <text:s text:c="19"/></text:span><text:span text:style-name="T17">temp = temp / </text:span><text:span text:style-name="T20">10</text:span><text:span text:style-name="T16">;</text:span><text:span text:style-name="T18"><text:line-break/></text:span><text:span text:style-name="T16"> <text:s text:c="19"/></text:span><text:span text:style-name="T17">sum += (digit * digit * digit)</text:span><text:span text:style-name="T16">;</text:span><text:span text:style-name="T18"><text:line-break/></text:span><text:span text:style-name="T16"> <text:s text:c="15"/></text:span><text:span text:style-name="T17">}</text:span><text:span text:style-name="T18"><text:line-break/><text:line-break/></text:span><text:span text:style-name="T17"> <text:s text:c="15"/></text:span><text:span text:style-name="T16">if</text:span><text:span text:style-name="T17">(sum == number) {</text:span><text:span text:style-name="T18"><text:line-break/></text:span><text:span text:style-name="T17"> <text:s text:c="19"/>System.</text:span><text:span text:style-name="T21">out</text:span><text:span text:style-name="T17">.println(number + </text:span><text:span text:style-name="T22">" is a Armstrong number"</text:span><text:span text:style-name="T17">)</text:span><text:span text:style-name="T16">;</text:span><text:span text:style-name="T18"><text:line-break/></text:span><text:span text:style-name="T16"> <text:s text:c="15"/></text:span><text:span text:style-name="T17">} </text:span><text:span text:style-name="T16">else </text:span><text:span text:style-name="T17">{</text:span><text:span text:style-name="T18"><text:line-break/></text:span><text:span text:style-name="T17"> <text:s text:c="19"/>System.</text:span><text:span text:style-name="T21">out</text:span><text:span text:style-name="T17">.println(number + </text:span><text:span text:style-name="T22">" is not a Armstrong number"</text:span><text:span text:style-name="T17">)</text:span><text:span text:style-name="T16">;</text:span><text:span text:style-name="T18"><text:line-break/></text:span><text:span text:style-name="T16"> <text:s text:c="15"/></text:span><text:span text:style-name="T17">}</text:span><text:span text:style-name="T18"><text:line-break/></text:span><text:span text:style-name="T17"> <text:s text:c="11"/>}</text:span><text:span text:style-name="T18"><text:line-break/></text:span><text:span text:style-name="T17"> <text:s text:c="7"/>}</text:span><text:span text:style-name="T18"><text:line-break/></text:span></text:p>
      <text:p text:style-name="P6">153 is a Armstrong number</text:p>
      <text:p text:style-name="P6"/>
      <text:p text:style-name="P6">Process finished with exit code 0</text:p>
      <text:p text:style-name="P5"/>
      <text:p text:style-name="P5">12 is not a Armstrong number</text:p>
      <text:p text:style-name="P5"/>
      <text:p text:style-name="P5">Process finished with exit code 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3. to find a perfect number: a number whose factors sum except itself, <text:line-break/>equal to the same number.</text:p>
      <text:p text:style-name="P5"/>
      <text:p text:style-name="P9"><text:span text:style-name="T1">package </text:span><text:span text:style-name="T3">com.thbs</text:span><text:span text:style-name="T1">;</text:span><text:line-break/><text:line-break/><text:span text:style-name="T1">import </text:span><text:span text:style-name="T3">javax.swing.*</text:span><text:span text:style-name="T1">;</text:span><text:line-break/><text:span text:style-name="T1">import </text:span><text:span text:style-name="T3">java.util.Scanner</text:span><text:span text:style-name="T1">;</text:span><text:line-break/><text:line-break/><text:span text:style-name="T1">public class </text:span><text:span text:style-name="T3">Main {</text:span><text:line-break/><text:line-break/><text:span text:style-name="T3"> <text:s text:c="3"/></text:span><text:span text:style-name="T1">public static void </text:span><text:span text:style-name="T6">main</text:span><text:span text:style-name="T3">(String[] args) {</text:span><text:line-break/><text:span text:style-name="T3"> <text:s text:c="7"/></text:span><text:span text:style-name="T1">long </text:span><text:span text:style-name="T3">n</text:span><text:span text:style-name="T1">, </text:span><text:span text:style-name="T3">sum = </text:span><text:span text:style-name="T8">0</text:span><text:span text:style-name="T1">;</text:span><text:line-break/><text:span text:style-name="T1"> <text:s text:c="7"/></text:span><text:span text:style-name="T3">Scanner sc = </text:span><text:span text:style-name="T1">new </text:span><text:span text:style-name="T3">Scanner(System.</text:span><text:span text:style-name="T10">in</text:span><text:span text:style-name="T3">)</text:span><text:span text:style-name="T1">;</text:span><text:line-break/><text:span text:style-name="T1"> <text:s text:c="7"/></text:span><text:span text:style-name="T3">System.</text:span><text:span text:style-name="T10">out</text:span><text:span text:style-name="T3">.println(</text:span><text:span text:style-name="T12">"Enter the number"</text:span><text:span text:style-name="T3">)</text:span><text:span text:style-name="T1">;</text:span><text:line-break/><text:span text:style-name="T1"> <text:s text:c="7"/></text:span><text:span text:style-name="T3">n = sc.nextLong()</text:span><text:span text:style-name="T1">;</text:span><text:line-break/><text:span text:style-name="T1"> <text:s text:c="7"/>int </text:span><text:span text:style-name="T3">i = </text:span><text:span text:style-name="T8">1</text:span><text:span text:style-name="T1">;</text:span><text:line-break/><text:span text:style-name="T1"> <text:s text:c="7"/>while </text:span><text:span text:style-name="T3">(i &lt;= n / </text:span><text:span text:style-name="T8">2</text:span><text:span text:style-name="T3">) {</text:span><text:line-break/><text:span text:style-name="T3"> <text:s text:c="11"/></text:span><text:span text:style-name="T1">if </text:span><text:span text:style-name="T3">(n % i == </text:span><text:span text:style-name="T8">0</text:span><text:span text:style-name="T3">) {</text:span><text:line-break/><text:span text:style-name="T3"> <text:s text:c="15"/>sum = sum + i</text:span><text:span text:style-name="T1">;</text:span><text:line-break/><text:line-break/><text:span text:style-name="T1"> <text:s text:c="11"/></text:span><text:span text:style-name="T3">}</text:span><text:line-break/><text:span text:style-name="T3"> <text:s text:c="11"/>i++</text:span><text:span text:style-name="T1">;</text:span><text:line-break/><text:line-break/><text:span text:style-name="T1"> <text:s text:c="7"/></text:span><text:span text:style-name="T3">}</text:span><text:line-break/><text:span text:style-name="T3"> <text:s text:c="7"/></text:span><text:span text:style-name="T1">if </text:span><text:span text:style-name="T3">(sum == n) {</text:span><text:line-break/><text:line-break/><text:span text:style-name="T3"> <text:s text:c="11"/>System.</text:span><text:span text:style-name="T10">out</text:span><text:span text:style-name="T3">.println(n + </text:span><text:span text:style-name="T12">"is a perfect number"</text:span><text:span text:style-name="T3">)</text:span><text:span text:style-name="T1">;</text:span><text:line-break/><text:span text:style-name="T1"> <text:s text:c="7"/></text:span><text:span text:style-name="T3">} </text:span><text:span text:style-name="T1">else</text:span><text:line-break/><text:span text:style-name="T1"> <text:s text:c="11"/></text:span><text:span text:style-name="T3">System.</text:span><text:span text:style-name="T10">out</text:span><text:span text:style-name="T3">.println(n + </text:span><text:span text:style-name="T12">"is not perfect number"</text:span><text:span text:style-name="T3">)</text:span><text:span text:style-name="T1">;</text:span><text:line-break/><text:line-break/><text:span text:style-name="T1"> <text:s text:c="3"/></text:span><text:span text:style-name="T3">}</text:span><text:line-break/><text:span text:style-name="T3">}</text:span><text:line-break/><text:line-break/><text:line-break/><text:line-break/></text:p>
      <text:p text:style-name="Standard"><text:s text:c="2"/></text:p>
      <text:p text:style-name="Standard"><text:s text:c="48"/><text:span text:style-name="T14">output</text:span></text:p>
      <text:p text:style-name="Standard">Enter the number</text:p>
      <text:p text:style-name="Standard">6</text:p>
      <text:p text:style-name="Standard">6is a perfect number</text:p>
      <text:p text:style-name="Standard"/>
      <text:p text:style-name="Standard">Process finished with exit code 0</text:p>
      <text:p text:style-name="Standard"><text:s/></text:p>
      <text:p text:style-name="Standard">Enter the number</text:p>
      <text:p text:style-name="Standard">5</text:p>
      <text:p text:style-name="Standard">5is not perfect number</text:p>
      <text:p text:style-name="Standard"/>
      <text:p text:style-name="Standard">Process finished with exit code 0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4.print multiplication table</text:p>
      <text:p text:style-name="P1"/>
      <text:p text:style-name="P1"/>
      <text:p text:style-name="P1"><text:span text:style-name="T1">package </text:span><text:span text:style-name="T3">com.thbs</text:span><text:span text:style-name="T1">;</text:span><text:line-break/><text:line-break/><text:span text:style-name="T1">import </text:span><text:span text:style-name="T3">java.util.Scanner</text:span><text:span text:style-name="T1">;</text:span><text:line-break/><text:span text:style-name="T1">public class </text:span><text:span text:style-name="T3">Main {</text:span><text:line-break/><text:line-break/><text:span text:style-name="T3"> <text:s text:c="3"/></text:span><text:span text:style-name="T1">public static void </text:span><text:span text:style-name="T6">main</text:span><text:span text:style-name="T3">(String[] args) {</text:span></text:p>
      <text:p text:style-name="P2"><text:span text:style-name="T24"><text:s text:c="4"/></text:span><text:span text:style-name="T5"><text:s/></text:span><text:span text:style-name="T3">Scanner scanner = </text:span><text:span text:style-name="T1">new </text:span><text:span text:style-name="T3">Scanner(System.</text:span><text:span text:style-name="T10">in</text:span><text:span text:style-name="T3">)</text:span><text:span text:style-name="T1">;</text:span><text:line-break/><text:span text:style-name="T1"> <text:s text:c="7"/></text:span><text:span text:style-name="T3">System.</text:span><text:span text:style-name="T10">out</text:span><text:span text:style-name="T3">.print(</text:span><text:span text:style-name="T12">"Enter number:"</text:span><text:span text:style-name="T3">)</text:span><text:span text:style-name="T1">;</text:span><text:line-break/><text:span text:style-name="T1"> <text:s text:c="7"/>int </text:span><text:span text:style-name="T3">n=scanner.nextInt()</text:span><text:span text:style-name="T1">;</text:span><text:line-break/><text:span text:style-name="T1"> <text:s text:c="7"/>for</text:span><text:span text:style-name="T3">(</text:span><text:span text:style-name="T1">int </text:span><text:span text:style-name="T3">i=</text:span><text:span text:style-name="T8">1</text:span><text:span text:style-name="T1">; </text:span><text:span text:style-name="T3">i &lt;= </text:span><text:span text:style-name="T8">10</text:span><text:span text:style-name="T1">; </text:span><text:span text:style-name="T3">i++)</text:span><text:line-break/><text:span text:style-name="T3"> <text:s text:c="7"/>{</text:span><text:line-break/><text:span text:style-name="T3"> <text:s text:c="11"/>System.</text:span><text:span text:style-name="T10">out</text:span><text:span text:style-name="T3">.println(n+</text:span><text:span text:style-name="T12">" * "</text:span><text:span text:style-name="T3">+i+</text:span><text:span text:style-name="T12">" = "</text:span><text:span text:style-name="T3">+n*i)</text:span><text:span text:style-name="T1">;</text:span><text:line-break/><text:span text:style-name="T1"> <text:s text:c="7"/></text:span><text:span text:style-name="T3">}</text:span><text:line-break/><text:span text:style-name="T3"> <text:s text:c="3"/>}</text:span><text:line-break/><text:span text:style-name="T3">}</text:span><text:line-break/></text:p>
      <text:p text:style-name="P2"><text:span text:style-name="T24"><text:s text:c="37"/>output</text:span></text:p>
      <text:p text:style-name="P2"><text:s/>Enter number:</text:p>
      <text:p text:style-name="Standard">3</text:p>
      <text:p text:style-name="Standard">3 * 1 = 3</text:p>
      <text:p text:style-name="Standard">3 * 2 = 6</text:p>
      <text:p text:style-name="Standard">3 * 3 = 9</text:p>
      <text:p text:style-name="Standard">3 * 4 = 12</text:p>
      <text:p text:style-name="Standard">3 * 5 = 15</text:p>
      <text:p text:style-name="Standard">3 * 6 = 18</text:p>
      <text:p text:style-name="Standard">3 * 7 = 21</text:p>
      <text:p text:style-name="Standard">3 * 8 = 24</text:p>
      <text:p text:style-name="Standard">3 * 9 = 27</text:p>
      <text:p text:style-name="Standard">3 * 10 = 30</text:p>
      <text:p text:style-name="Standard"/>
      <text:p text:style-name="Standard">Process finished with exit code 0</text:p>
      <text:p text:style-name="Standard"/>
      <text:p text:style-name="Standard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5. LCM and HCF of two given numbers.</text:p>
      <text:p text:style-name="P6"/>
      <text:p text:style-name="P6"><text:span text:style-name="T2">package </text:span><text:span text:style-name="T4">com.thbs</text:span><text:span text:style-name="T2">;</text:span><text:line-break/><text:span text:style-name="T2">import </text:span><text:span text:style-name="T4">java.util.Scanner</text:span><text:span text:style-name="T2">;</text:span><text:line-break/><text:span text:style-name="T2">public class </text:span><text:span text:style-name="T4">Main {</text:span><text:line-break/><text:line-break/><text:span text:style-name="T4"> <text:s text:c="3"/></text:span><text:span text:style-name="T2">public static void </text:span><text:span text:style-name="T7">main</text:span><text:span text:style-name="T4">(String[] args) {</text:span><text:line-break/><text:span text:style-name="T4"><text:tab/></text:span><text:span text:style-name="T2">int </text:span><text:span text:style-name="T4">a</text:span><text:span text:style-name="T2">, </text:span><text:span text:style-name="T4">b</text:span><text:span text:style-name="T2">,</text:span><text:span text:style-name="T4">x</text:span><text:span text:style-name="T2">,</text:span><text:span text:style-name="T4">y</text:span><text:span text:style-name="T2">,</text:span><text:span text:style-name="T4">t</text:span><text:span text:style-name="T2">,</text:span><text:span text:style-name="T4">gcd </text:span><text:span text:style-name="T2">,</text:span><text:span text:style-name="T4">lcm</text:span><text:span text:style-name="T2">;</text:span><text:line-break/><text:span text:style-name="T2"> <text:s text:c="3"/></text:span><text:span text:style-name="T4">Scanner sc= </text:span><text:span text:style-name="T2">new </text:span><text:span text:style-name="T4">Scanner(System.</text:span><text:span text:style-name="T11">in</text:span><text:span text:style-name="T4">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3">"enter the integers</text:span><text:span text:style-name="T2">\n</text:span><text:span text:style-name="T13">"</text:span><text:span text:style-name="T4">)</text:span><text:span text:style-name="T2">;</text:span><text:line-break/><text:span text:style-name="T2"> <text:s text:c="7"/></text:span><text:span text:style-name="T4">x= sc.nextInt()</text:span><text:span text:style-name="T2">;</text:span><text:line-break/><text:span text:style-name="T2"> <text:s text:c="7"/></text:span><text:span text:style-name="T4">y= sc.nextInt()</text:span><text:span text:style-name="T2">;</text:span><text:line-break/><text:span text:style-name="T2"> <text:s text:c="7"/></text:span><text:span text:style-name="T4">a = x</text:span><text:span text:style-name="T2">;</text:span><text:line-break/><text:span text:style-name="T2"> <text:s text:c="7"/></text:span><text:span text:style-name="T4">b= y</text:span><text:span text:style-name="T2">;</text:span><text:line-break/><text:span text:style-name="T2"> <text:s text:c="7"/>while</text:span><text:span text:style-name="T4">(b!=</text:span><text:span text:style-name="T9">0</text:span><text:span text:style-name="T4">)</text:span><text:line-break/><text:span text:style-name="T4"> <text:s text:c="7"/>{</text:span><text:line-break/><text:span text:style-name="T4"> <text:s text:c="11"/>t=b</text:span><text:span text:style-name="T2">;</text:span><text:line-break/><text:span text:style-name="T2"> <text:s text:c="11"/></text:span><text:span text:style-name="T4">b=a%b</text:span><text:span text:style-name="T2">;</text:span><text:line-break/><text:span text:style-name="T2"> <text:s text:c="11"/></text:span><text:span text:style-name="T4">a =t</text:span><text:span text:style-name="T2">;</text:span><text:line-break/><text:line-break/><text:span text:style-name="T2"> <text:s text:c="7"/></text:span><text:span text:style-name="T4">}</text:span><text:line-break/><text:span text:style-name="T4"> <text:s text:c="7"/>gcd=a</text:span><text:span text:style-name="T2">;</text:span><text:line-break/><text:span text:style-name="T2"> <text:s text:c="7"/></text:span><text:span text:style-name="T4">lcm = (x*y)/gcd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3">"gcd of "</text:span><text:span text:style-name="T4">+x+</text:span><text:span text:style-name="T13">" and "</text:span><text:span text:style-name="T4">+y+ </text:span><text:span text:style-name="T13">"= "</text:span><text:span text:style-name="T4">+gcd)</text:span><text:span text:style-name="T2">;</text:span><text:line-break/><text:span text:style-name="T2"> <text:s text:c="7"/></text:span><text:span text:style-name="T4">System.</text:span><text:span text:style-name="T11">out</text:span><text:span text:style-name="T4">.println(</text:span><text:span text:style-name="T13">"lcm of "</text:span><text:span text:style-name="T4">+x+</text:span><text:span text:style-name="T13">" and "</text:span><text:span text:style-name="T4">+y+ </text:span><text:span text:style-name="T13">"= "</text:span><text:span text:style-name="T4">+lcm)</text:span><text:span text:style-name="T2">;</text:span><text:line-break/><text:line-break/><text:span text:style-name="T2"> <text:s text:c="3"/></text:span><text:span text:style-name="T4">}</text:span><text:line-break/><text:span text:style-name="T4">}</text:span><text:line-break/> <text:s text:c="37"/><text:span text:style-name="T25">output</text:span></text:p>
      <text:p text:style-name="P6"><text:s/></text:p>
      <text:p text:style-name="P6">enter the integers</text:p>
      <text:p text:style-name="P6"/>
      <text:p text:style-name="P6">5</text:p>
      <text:p text:style-name="P6">6</text:p>
      <text:p text:style-name="P6">gcd of 5 and 6= 1</text:p>
      <text:p text:style-name="P6">lcm of 5 and 6= 30</text:p>
      <text:p text:style-name="P6"/>
      <text:p text:style-name="P6">Process finished with exit code 0</text:p>
      <text:p text:style-name="P6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9:11:13.962000000</meta:creation-date>
    <dc:date>2021-09-20T20:07:36.305000000</dc:date>
    <meta:editing-duration>PT15M50S</meta:editing-duration>
    <meta:editing-cycles>1</meta:editing-cycles>
    <meta:document-statistic meta:table-count="0" meta:image-count="0" meta:object-count="0" meta:page-count="5" meta:paragraph-count="57" meta:word-count="584" meta:character-count="4098" meta:non-whitespace-character-count="2554"/>
    <meta:generator>LibreOffice/7.0.4.2$Windows_X86_64 LibreOffice_project/dcf040e67528d9187c66b2379df5ea4407429775</meta:generator>
  </office:meta>
</office:document-meta>
</file>